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table table:name="Pays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EVB_Prom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DCD_Confirmed</text:p>
          </table:table-cell>
          <table:table-cell office:value-type="string" calcext:value-type="string">
            <text:p>DCD_Probable</text:p>
          </table:table-cell>
          <table:table-cell office:value-type="string" calcext:value-type="string">
            <text:p>DCD_suspected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2014-06-22" calcext:value-type="date">
            <text:p>2014-06-2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2" office:value-type="date" office:date-value="2014-06-22" calcext:value-type="date">
            <text:p>2014-06-22</text:p>
          </table:table-cell>
          <table:table-cell table:style-name="ce1" office:value-type="string" calcext:value-type="string">
            <text:p>Sierra Leon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2014-06-30" calcext:value-type="date">
            <text:p>2014-06-30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293" calcext:value-type="float">
            <text:p>293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303" calcext:value-type="float">
            <text:p>303</text:p>
          </table:table-cell>
          <table:table-cell office:value-type="float" office:value="193" calcext:value-type="float">
            <text:p>19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2014-06-30" calcext:value-type="date">
            <text:p>2014-06-30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2014-06-30" calcext:value-type="date">
            <text:p>2014-06-30</text:p>
          </table:table-cell>
          <table:table-cell office:value-type="string" calcext:value-type="string">
            <text:p>Sierra Leone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4">
          <table:table-cell table:style-name="ce1"/>
          <table:table-cell table:number-columns-repeated="11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B_Prome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TT_en-cour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eckedou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Macent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<text:s/>Boff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ilahu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mb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ort Lo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enem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Monrov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imb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4-06-28" calcext:value-type="date">
            <text:p>2014-06-28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5">
          <table:table-cell table:style-name="ce1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 style:data-style-name="N2" text:time-value="0000-00-00T16:05:58.654757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7-01T16:31:02.040129405</dc:date>
    <meta:editing-duration>PT38M41S</meta:editing-duration>
    <meta:editing-cycles>16</meta:editing-cycles>
    <meta:generator>LibreOffice/4.1.6.2$Linux_X86_64 LibreOffice_project/410$Build-2</meta:generator>
    <meta:document-statistic meta:table-count="2" meta:cell-count="205" meta:object-count="0"/>
  </office:meta>
</office:document-meta>
</file>